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2Coding1" svg:font-family="D2Coding" style:font-family-generic="modern"/>
    <style:font-face style:name="Arial Unicode MS1" svg:font-family="'Arial Unicode MS'" style:font-family-generic="modern" style:font-pitch="variable"/>
    <style:font-face style:name="D2Coding" svg:font-family="D2Coding" style:font-family-generic="modern" style:font-pitch="variable"/>
    <style:font-face style:name="Liberation Sans1" svg:font-family="'Liberation Sans'" style:font-family-generic="modern" style:font-pitch="variable"/>
    <style:font-face style:name="나눔고딕1" svg:font-family="나눔고딕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명조" svg:font-family="나눔명조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74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5cm" fo:min-width="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7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.6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6cm" fo:min-width="4.45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0.75cm" fo:min-width="7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6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1e73be" draw:textarea-horizontal-align="left" draw:auto-grow-height="true" draw:auto-grow-width="true" fo:min-height="0.712cm" fo:min-width="2.2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6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88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1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5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39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5cm" fo:min-width="6.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23" style:family="graphic" style:parent-style-name="standard">
      <style:graphic-properties draw:fill-color="#ff6d6d" draw:textarea-horizontal-align="justify" draw:textarea-vertical-align="middle" draw:auto-grow-height="false" fo:min-height="0.254cm" fo:min-width="0.0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5cm" fo:min-width="2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7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3.553cm"/>
      <style:paragraph-properties style:writing-mode="lr-tb"/>
    </style:style>
    <style:style style:name="gr27" style:family="graphic" style:parent-style-name="standard">
      <style:graphic-properties draw:fill-color="#e0c2cd" draw:opacity="70%" draw:textarea-horizontal-align="justify" draw:textarea-vertical-align="middle" draw:auto-grow-height="false" fo:min-height="0.246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6.924cm"/>
      <style:paragraph-properties style:writing-mode="lr-tb"/>
    </style:style>
    <style:style style:name="gr29" style:family="graphic" style:parent-style-name="objectwithoutfill">
      <style:graphic-properties draw:marker-end="Arrowheads_20_1" draw:marker-end-width="0.3cm" draw:fill="none" draw:textarea-vertical-align="middle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1.75cm" fo:min-width="7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5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14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4.1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8.405cm"/>
      <style:paragraph-properties style:writing-mode="lr-tb"/>
    </style:style>
    <style:style style:name="gr35" style:family="graphic" style:parent-style-name="objectwithoutfill">
      <style:graphic-properties draw:marker-end="Arrowheads_20_5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6.25cm" fo:min-width="7.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9cm" fo:min-width="6.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3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6.32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5cm" fo:min-width="2.745cm"/>
      <style:paragraph-properties style:writing-mode="lr-tb"/>
    </style:style>
    <style:style style:name="gr41" style:family="graphic" style:parent-style-name="standard">
      <style:graphic-properties draw:fill-color="#dee6ef" draw:textarea-horizontal-align="justify" draw:textarea-vertical-align="middle" draw:auto-grow-height="false" fo:min-height="0.25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61cm" fo:min-width="8.3cm"/>
      <style:paragraph-properties style:writing-mode="lr-tb"/>
    </style:style>
    <style:style style:name="gr43" style:family="graphic" style:parent-style-name="objectwithoutfill">
      <style:graphic-properties draw:marker-end="Arrowheads_20_4" draw:marker-end-width="0.3cm" draw:fill="none" draw:fill-color="#b4c7dc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9cm" fo:min-width="7.808cm"/>
      <style:paragraph-properties style:writing-mode="lr-tb"/>
    </style:style>
    <style:style style:name="gr45" style:family="graphic" style:parent-style-name="standard">
      <style:graphic-properties draw:fill-color="#b4c7dc" draw:textarea-horizontal-align="justify" draw:textarea-vertical-align="middle" draw:auto-grow-height="false" fo:min-height="2.75cm" fo:min-width="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1cm" fo:min-width="0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65cm" fo:min-width="3.1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56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96cm"/>
      <style:paragraph-properties style:writing-mode="lr-tb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0.75cm" fo:min-width="4.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48pt" fo:font-weight="bold" style:font-size-asian="48pt" style:font-size-complex="4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dddddd"/>
      <style:paragraph-properties fo:text-align="start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dddddd"/>
      <style:paragraph-properties fo:text-align="center" style:writing-mode="lr-tb"/>
    </style:style>
    <style:style style:name="P10" style:family="paragraph">
      <loext:graphic-properties draw:fill="none" draw:fill-color="#1e73be"/>
      <style:paragraph-properties style:writing-mode="lr-tb"/>
      <style:text-properties fo:color="#e8000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e80000" loext:opacity="100%"/>
    </style:style>
    <style:style style:name="P12" style:family="paragraph">
      <loext:graphic-properties draw:fill="none" draw:fill-color="#ffffff"/>
      <style:paragraph-properties style:writing-mode="lr-tb"/>
      <style:text-properties fo:color="#1e73be" loext:opacity="100%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5pt" style:font-size-complex="15pt"/>
    </style:style>
    <style:style style:name="P14" style:family="paragraph">
      <loext:graphic-properties draw:fill="none" draw:fill-color="#ffffff"/>
      <style:paragraph-properties style:writing-mode="lr-tb"/>
      <style:text-properties fo:color="#e80000" loext:opacity="100%"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color="#1e73be" loext:opacity="100%" fo:font-size="13pt" style:font-size-asian="13pt" style:font-size-complex="13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13pt" style:font-size-asian="13pt" style:font-size-complex="13pt"/>
    </style:style>
    <style:style style:name="P17" style:family="paragraph">
      <style:paragraph-properties fo:text-align="center" style:writing-mode="lr-tb"/>
      <style:text-properties fo:font-size="12pt" style:font-size-asian="12pt" style:font-size-complex="12pt"/>
    </style:style>
    <style:style style:name="P18" style:family="paragraph">
      <loext:graphic-properties draw:fill-color="#ff6d6d"/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22" style:family="paragraph">
      <loext:graphic-properties draw:fill-color="#e0c2cd" draw:opacity="70%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color="#2a6099" loext:opacity="100%" fo:font-size="13pt" style:font-size-asian="13pt" style:font-size-complex="13pt"/>
    </style:style>
    <style:style style:name="P28" style:family="paragraph">
      <style:paragraph-properties fo:text-align="center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2" style:family="paragraph">
      <loext:graphic-properties draw:fill-color="#dee6ef"/>
      <style:paragraph-properties fo:text-align="center"/>
    </style:style>
    <style:style style:name="P33" style:family="paragraph">
      <loext:graphic-properties draw:fill="none" draw:fill-color="#b4c7dc"/>
      <style:paragraph-properties fo:text-align="center"/>
    </style:style>
    <style:style style:name="P34" style:family="paragraph">
      <loext:graphic-properties draw:fill-color="#b4c7dc"/>
      <style:paragraph-properties fo:text-align="center"/>
    </style:style>
    <style:style style:name="T1" style:family="text">
      <style:text-properties fo:font-size="48pt" fo:font-weight="bold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e80000" loext:opacity="100%"/>
    </style:style>
    <style:style style:name="T4" style:family="text">
      <style:text-properties fo:color="#1e73be" loext:opacity="100%"/>
    </style:style>
    <style:style style:name="T5" style:family="text">
      <style:text-properties fo:font-size="12pt" style:font-size-asian="15pt" style:font-size-complex="15pt"/>
    </style:style>
    <style:style style:name="T6" style:family="text">
      <style:text-properties fo:color="#e80000" loext:opacity="100%" fo:font-size="13pt" style:font-size-asian="13pt" style:font-size-complex="13pt"/>
    </style:style>
    <style:style style:name="T7" style:family="text">
      <style:text-properties fo:color="#1e73be" loext:opacity="100%" fo:font-size="13pt" style:font-size-asian="13pt" style:font-size-complex="13pt"/>
    </style:style>
    <style:style style:name="T8" style:family="text">
      <style:text-properties fo:color="#000000" loext:opacity="100%" fo:font-size="13pt" style:font-size-asian="13pt" style:font-size-complex="13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090909" loext:opacity="100%" style:text-outline="false" style:text-line-through-style="none" style:text-line-through-type="none" style:font-name="D2Coding1" fo:font-size="14pt" fo:font-style="normal" fo:text-shadow="none" style:text-underline-style="none" fo:font-weight="normal" style:letter-kerning="true" style:font-name-asian="D2Coding1" style:font-size-asian="14pt" style:font-style-asian="normal" style:font-weight-asian="normal" style:font-name-complex="D2Coding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loext:opacity="100%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2a6099" loext:opacity="100%" fo:font-size="13pt" style:font-size-asian="13pt" style:font-size-complex="13pt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245cm" svg:height="0.983cm" svg:x="1.436cm" svg:y="1.5cm">
          <draw:text-box>
            <text:p>진입 화면</text:p>
          </draw:text-box>
        </draw:frame>
        <draw:custom-shape draw:style-name="gr2" draw:text-style-name="P2" draw:layer="layout" svg:width="8cm" svg:height="14cm" svg:x="9.5cm" svg:y="0.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261cm" svg:height="0.983cm" svg:x="11.5cm" svg:y="7.972cm">
          <draw:text-box>
            <text:p>간단한 가계부</text:p>
          </draw:text-box>
        </draw:frame>
        <draw:frame draw:style-name="gr4" draw:text-style-name="P3" draw:layer="layout" svg:width="2.102cm" svg:height="2.143cm" svg:x="12.579cm" svg:y="6cm">
          <draw:text-box>
            <text:p><text:span text:style-name="T1">W</text:span></text:p>
          </draw:text-box>
        </draw:frame>
        <draw:frame draw:style-name="gr5" draw:text-style-name="P1" draw:layer="layout" svg:width="4.951cm" svg:height="3.116cm" svg:x="19.495cm" svg:y="2.5cm">
          <draw:text-box>
            <text:p>Background:</text:p>
            <text:p>#53BF14</text:p>
            <text:p/>
            <text:p>Logo: #FFFFFF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" draw:text-style-name="P2" draw:layer="layout" svg:width="8cm" svg:height="14cm" svg:x="9.5cm" svg:y="0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cm" svg:y="6.2cm">
          <text:p text:style-name="P5">지난달 남은 것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108cm" svg:height="0.983cm" svg:x="9.5cm" svg:y="0.717cm">
          <draw:text-box>
            <text:p><text:span text:style-name="T2">2021</text:span><text:span text:style-name="T2">년 </text:span><text:span text:style-name="T2">2</text:span><text:span text:style-name="T2">월 </text:span><text:span text:style-name="T2">25</text:span><text:span text:style-name="T2">일</text:span></text:p>
          </draw:text-box>
        </draw:frame>
        <draw:custom-shape draw:style-name="gr9" draw:text-style-name="P8" draw:layer="layout" svg:width="1cm" svg:height="1cm" svg:x="16.5cm" svg:y="0.7cm">
          <text:p text:style-name="P8">V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cm" svg:height="1cm" svg:x="9.5cm" svg:y="2.2cm">
          <text:p text:style-name="P5">적금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cm" svg:y="3.2cm">
          <text:p text:style-name="P5">관리비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cm" svg:y="4.2cm">
          <text:p text:style-name="P5">이번달 용돈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2.788cm" svg:height="0.962cm" svg:x="14.5cm" svg:y="2.39cm">
          <draw:text-box>
            <text:p><text:span text:style-name="T3">150,000</text:span></text:p>
          </draw:text-box>
        </draw:frame>
        <draw:frame draw:style-name="gr11" draw:text-style-name="P11" draw:layer="layout" svg:width="2.788cm" svg:height="0.962cm" svg:x="14.5cm" svg:y="3.352cm">
          <draw:text-box>
            <text:p><text:span text:style-name="T3">130,000</text:span></text:p>
          </draw:text-box>
        </draw:frame>
        <draw:custom-shape draw:style-name="gr7" draw:text-style-name="P6" draw:layer="layout" svg:width="8cm" svg:height="1cm" svg:x="9.5cm" svg:y="5.2cm">
          <text:p text:style-name="P5">아이스크림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788cm" svg:height="0.962cm" svg:x="14.5cm" svg:y="4.314cm">
          <draw:text-box>
            <text:p><text:span text:style-name="T4">250,000</text:span></text:p>
          </draw:text-box>
        </draw:frame>
        <draw:frame draw:style-name="gr12" draw:text-style-name="P11" draw:layer="layout" svg:width="2.085cm" svg:height="0.962cm" svg:x="15cm" svg:y="5.276cm">
          <draw:text-box>
            <text:p><text:span text:style-name="T3">1,500</text:span></text:p>
          </draw:text-box>
        </draw:frame>
        <draw:frame draw:style-name="gr13" draw:text-style-name="P12" draw:layer="layout" svg:width="2.437cm" svg:height="0.962cm" svg:x="14.796cm" svg:y="6.238cm">
          <draw:text-box>
            <text:p><text:span text:style-name="T4">50,000</text:span></text:p>
          </draw:text-box>
        </draw:frame>
        <draw:custom-shape draw:style-name="gr7" draw:text-style-name="P6" draw:layer="layout" svg:width="8cm" svg:height="1cm" svg:x="9.5cm" svg:y="7.2cm">
          <text:p text:style-name="P5">...</text:p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149cm" svg:height="0.861cm" svg:x="13cm" svg:y="8.361cm">
          <draw:text-box>
            <text:p><text:span text:style-name="T5">일 지출</text:span></text:p>
          </draw:text-box>
        </draw:frame>
        <draw:frame draw:style-name="gr15" draw:text-style-name="P13" draw:layer="layout" svg:width="2.386cm" svg:height="0.861cm" svg:x="12.762cm" svg:y="9.822cm">
          <draw:text-box>
            <text:p><text:span text:style-name="T5">2</text:span><text:span text:style-name="T5">월 지출</text:span></text:p>
          </draw:text-box>
        </draw:frame>
        <draw:frame draw:style-name="gr15" draw:text-style-name="P13" draw:layer="layout" svg:width="2.386cm" svg:height="0.861cm" svg:x="12.761cm" svg:y="9.1cm">
          <draw:text-box>
            <text:p><text:span text:style-name="T5">2</text:span><text:span text:style-name="T5">월 수입</text:span></text:p>
          </draw:text-box>
        </draw:frame>
        <draw:frame draw:style-name="gr16" draw:text-style-name="P13" draw:layer="layout" svg:width="2.623cm" svg:height="0.861cm" svg:x="12.725cm" svg:y="10.539cm">
          <draw:text-box>
            <text:p><text:span text:style-name="T5">2</text:span><text:span text:style-name="T5">월 잔액</text:span></text:p>
          </draw:text-box>
        </draw:frame>
        <draw:frame draw:style-name="gr17" draw:text-style-name="P14" draw:layer="layout" svg:width="2.153cm" svg:height="0.763cm" svg:x="15.212cm" svg:y="8.361cm">
          <draw:text-box>
            <text:p><text:span text:style-name="T6">281,500</text:span></text:p>
          </draw:text-box>
        </draw:frame>
        <draw:frame draw:style-name="gr17" draw:text-style-name="P15" draw:layer="layout" svg:width="2.153cm" svg:height="0.763cm" svg:x="15.212cm" svg:y="9.095cm">
          <draw:text-box>
            <text:p><text:span text:style-name="T7">292,000</text:span></text:p>
          </draw:text-box>
        </draw:frame>
        <draw:frame draw:style-name="gr17" draw:text-style-name="P14" draw:layer="layout" svg:width="2.153cm" svg:height="0.763cm" svg:x="15.214cm" svg:y="9.83cm">
          <draw:text-box>
            <text:p><text:span text:style-name="T6">360,000</text:span></text:p>
          </draw:text-box>
        </draw:frame>
        <draw:frame draw:style-name="gr18" draw:text-style-name="P16" draw:layer="layout" svg:width="1.899cm" svg:height="0.763cm" svg:x="15.515cm" svg:y="10.564cm">
          <draw:text-box>
            <text:p><text:span text:style-name="T8">68,000</text:span></text:p>
          </draw:text-box>
        </draw:frame>
        <draw:custom-shape draw:style-name="gr19" draw:text-style-name="P17" draw:layer="layout" svg:width="2.5cm" svg:height="0.9cm" svg:x="9.7cm" svg:y="11.6cm">
          <text:p text:style-name="P17"><text:span text:style-name="T9">Yesterday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9cm" svg:x="12.6cm" svg:y="11.6cm">
          <text:p text:style-name="P17"><text:span text:style-name="T9">Today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cm" svg:height="0.9cm" svg:x="14.9cm" svg:y="11.6cm">
          <text:p text:style-name="P17"><text:span text:style-name="T9">Tomorrow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cm" svg:y="12.6cm">
          <text:p text:style-name="P17"><text:span text:style-name="T9">입력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cm" svg:y="13.7cm">
          <text:p text:style-name="P17"><text:span text:style-name="T9">닫기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245cm" svg:height="0.983cm" svg:x="1.435cm" svg:y="1.5cm">
          <draw:text-box>
            <text:p>Main 화면</text:p>
          </draw:text-box>
        </draw:frame>
        <draw:frame draw:style-name="gr22" draw:text-style-name="P1" draw:layer="layout" svg:width="2.013cm" svg:height="0.962cm" svg:x="19cm" svg:y="2.5cm">
          <draw:text-box>
            <text:p>Color</text:p>
          </draw:text-box>
        </draw:frame>
        <draw:custom-shape draw:style-name="gr23" draw:text-style-name="P18" draw:layer="layout" svg:width="0.712cm" svg:height="0.712cm" svg:x="17.288cm" svg:y="2.5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712cm" svg:height="0.712cm" svg:x="17.289cm" svg:y="4.401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712cm" svg:height="0.712cm" svg:x="17.289cm" svg:y="8.401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712cm" svg:height="0.712cm" svg:x="17.29cm" svg:y="9.202cm">
          <text:p text:style-name="P8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712cm" svg:height="0.712cm" svg:x="17.29cm" svg:y="9.902cm">
          <text:p text:style-name="P8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712cm" svg:height="0.712cm" svg:x="17.29cm" svg:y="10.702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" draw:layer="layout" svg:width="3.25cm" svg:height="4.515cm" svg:x="19.5cm" svg:y="3.5cm">
          <draw:text-box>
            <text:p text:style-name="P19"><text:span text:style-name="T10">1 - #E80000</text:span></text:p>
            <text:p><text:span text:style-name="T10">2 - #1E73BE</text:span></text:p>
            <text:p><text:span text:style-name="T10">3 - #E80000</text:span></text:p>
            <text:p><text:span text:style-name="T10">4 - #1E73BE</text:span></text:p>
            <text:p><text:span text:style-name="T10">5 - #E80000</text:span></text:p>
            <text:p><text:span text:style-name="T10">6 - #000000</text:span></text:p>
            <text:p><text:span text:style-name="T10"/></text:p>
            <text:p><text:span text:style-name="T10"/></text:p>
          </draw:text-box>
        </draw:frame>
        <draw:frame draw:style-name="gr25" draw:text-style-name="P1" draw:layer="layout" svg:width="4.972cm" svg:height="1.673cm" svg:x="19cm" svg:y="8.5cm">
          <draw:text-box>
            <text:p>List background</text:p>
            <text:p><text:s text:c="3"/>#<text:span text:style-name="T10">FFE9E9E7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2" draw:layer="layout" svg:width="8cm" svg:height="14cm" svg:x="9.501cm" svg:y="0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108cm" svg:height="0.983cm" svg:x="9.501cm" svg:y="0.717cm">
          <draw:text-box>
            <text:p><text:span text:style-name="T2">2021</text:span><text:span text:style-name="T2">년 </text:span><text:span text:style-name="T2">2</text:span><text:span text:style-name="T2">월 </text:span><text:span text:style-name="T2">25</text:span><text:span text:style-name="T2">일</text:span></text:p>
          </draw:text-box>
        </draw:frame>
        <draw:custom-shape draw:style-name="gr9" draw:text-style-name="P8" draw:layer="layout" svg:width="1cm" svg:height="1cm" svg:x="16.501cm" svg:y="0.7cm">
          <text:p text:style-name="P8">V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01cm" svg:y="2.2cm">
          <text:p text:style-name="P5">적금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01cm" svg:y="3.2cm">
          <text:p text:style-name="P5">관리비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01cm" svg:y="6.2cm">
          <text:p text:style-name="P5">이번달 용돈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788cm" svg:height="0.962cm" svg:x="14.501cm" svg:y="2.39cm">
          <draw:text-box>
            <text:p>150,000</text:p>
          </draw:text-box>
        </draw:frame>
        <draw:frame draw:style-name="gr11" draw:text-style-name="P1" draw:layer="layout" svg:width="2.788cm" svg:height="0.962cm" svg:x="14.501cm" svg:y="3.352cm">
          <draw:text-box>
            <text:p>130,000</text:p>
          </draw:text-box>
        </draw:frame>
        <draw:frame draw:style-name="gr11" draw:text-style-name="P21" draw:layer="layout" svg:width="2.788cm" svg:height="0.962cm" svg:x="14.5cm" svg:y="6.2cm">
          <draw:text-box>
            <text:p><text:span text:style-name="T11">250,000</text:span></text:p>
          </draw:text-box>
        </draw:frame>
        <draw:custom-shape draw:style-name="gr7" draw:text-style-name="P6" draw:layer="layout" svg:width="8cm" svg:height="1cm" svg:x="9.501cm" svg:y="7.2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cm" svg:height="0.9cm" svg:x="9.701cm" svg:y="11.6cm">
          <text:p text:style-name="P17"><text:span text:style-name="T9">Yesterday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9cm" svg:x="12.601cm" svg:y="11.6cm">
          <text:p text:style-name="P17"><text:span text:style-name="T9">Today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cm" svg:height="0.9cm" svg:x="14.901cm" svg:y="11.6cm">
          <text:p text:style-name="P17"><text:span text:style-name="T9">Tomorrow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01cm" svg:y="12.6cm">
          <text:p text:style-name="P17"><text:span text:style-name="T9">입력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01cm" svg:y="13.7cm">
          <text:p text:style-name="P17"><text:span text:style-name="T9">닫기</text:span></text:p>
          <draw:enhanced-geometry svg:viewBox="0 0 21600 21600" draw:type="rectangle" draw:enhanced-path="M 0 0 L 21600 0 21600 21600 0 21600 0 0 Z N"/>
        </draw:custom-shape>
        <draw:frame draw:style-name="gr26" draw:text-style-name="P1" draw:layer="layout" svg:width="4.053cm" svg:height="1.715cm" svg:x="1.436cm" svg:y="1.5cm">
          <draw:text-box>
            <text:p>Main 화면</text:p>
            <text:p>- 자세히 보기</text:p>
          </draw:text-box>
        </draw:frame>
        <draw:custom-shape draw:style-name="gr27" draw:text-style-name="P22" draw:layer="layout" svg:width="0.7cm" svg:height="0.7cm" svg:x="1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7.424cm" svg:height="2.447cm" svg:x="19.5cm" svg:y="3.553cm">
          <draw:text-box>
            <text:p>누르면</text:p>
            <text:p>아이템이 아래로 확장되고</text:p>
            <text:p>추가 내용을 표시함.</text:p>
          </draw:text-box>
        </draw:frame>
        <draw:line draw:style-name="gr29" draw:text-style-name="P23" draw:layer="layout" svg:x1="19.5cm" svg:y1="4cm" svg:x2="13.2cm" svg:y2="4cm">
          <text:p/>
        </draw:line>
        <draw:custom-shape draw:style-name="gr30" draw:text-style-name="P24" draw:layer="layout" svg:width="8cm" svg:height="2cm" svg:x="9.501cm" svg:y="4.2cm">
          <text:p/>
          <draw:enhanced-geometry svg:viewBox="0 0 21600 21600" draw:type="rectangle" draw:enhanced-path="M 0 0 L 21600 0 21600 21600 0 21600 0 0 Z N"/>
        </draw:custom-shape>
        <draw:frame draw:style-name="gr31" draw:text-style-name="P25" draw:layer="layout" svg:width="5.717cm" svg:height="0.823cm" svg:x="9.608cm" svg:y="4.517cm">
          <draw:text-box>
            <text:p><text:span text:style-name="T12">메모</text:span><text:span text:style-name="T12">: </text:span><text:span text:style-name="T12">자동으로 빠져 나감</text:span></text:p>
          </draw:text-box>
        </draw:frame>
        <draw:frame draw:style-name="gr32" draw:text-style-name="P13" draw:layer="layout" svg:width="2.648cm" svg:height="0.861cm" svg:x="12.5cm" svg:y="8.362cm">
          <draw:text-box>
            <text:p><text:span text:style-name="T5">오늘 지출</text:span></text:p>
          </draw:text-box>
        </draw:frame>
        <draw:frame draw:style-name="gr15" draw:text-style-name="P13" draw:layer="layout" svg:width="2.386cm" svg:height="0.861cm" svg:x="12.762cm" svg:y="9.823cm">
          <draw:text-box>
            <text:p><text:span text:style-name="T5">2</text:span><text:span text:style-name="T5">월 지출</text:span></text:p>
          </draw:text-box>
        </draw:frame>
        <draw:frame draw:style-name="gr15" draw:text-style-name="P13" draw:layer="layout" svg:width="2.386cm" svg:height="0.861cm" svg:x="12.761cm" svg:y="9.101cm">
          <draw:text-box>
            <text:p><text:span text:style-name="T5">2</text:span><text:span text:style-name="T5">월 수입</text:span></text:p>
          </draw:text-box>
        </draw:frame>
        <draw:frame draw:style-name="gr16" draw:text-style-name="P13" draw:layer="layout" svg:width="2.623cm" svg:height="0.861cm" svg:x="12.725cm" svg:y="10.54cm">
          <draw:text-box>
            <text:p><text:span text:style-name="T5">2</text:span><text:span text:style-name="T5">월 잔액</text:span></text:p>
          </draw:text-box>
        </draw:frame>
        <draw:frame draw:style-name="gr17" draw:text-style-name="P26" draw:layer="layout" svg:width="2.153cm" svg:height="0.763cm" svg:x="15.212cm" svg:y="8.362cm">
          <draw:text-box>
            <text:p><text:span text:style-name="T13">281,500</text:span></text:p>
          </draw:text-box>
        </draw:frame>
        <draw:frame draw:style-name="gr17" draw:text-style-name="P27" draw:layer="layout" svg:width="2.153cm" svg:height="0.763cm" svg:x="15.212cm" svg:y="9.096cm">
          <draw:text-box>
            <text:p><text:span text:style-name="T14">292,000</text:span></text:p>
          </draw:text-box>
        </draw:frame>
        <draw:frame draw:style-name="gr17" draw:text-style-name="P16" draw:layer="layout" svg:width="2.153cm" svg:height="0.763cm" svg:x="15.214cm" svg:y="9.831cm">
          <draw:text-box>
            <text:p><text:span text:style-name="T8">360,000</text:span></text:p>
          </draw:text-box>
        </draw:frame>
        <draw:frame draw:style-name="gr18" draw:text-style-name="P16" draw:layer="layout" svg:width="1.899cm" svg:height="0.763cm" svg:x="15.515cm" svg:y="10.565cm">
          <draw:text-box>
            <text:p><text:span text:style-name="T8">68,000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" draw:text-style-name="P2" draw:layer="layout" svg:width="8cm" svg:height="14cm" svg:x="9.5cm" svg:y="0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cm" svg:y="6.2cm">
          <text:p text:style-name="P5">지난달 남은 것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108cm" svg:height="0.983cm" svg:x="9.5cm" svg:y="0.717cm">
          <draw:text-box>
            <text:p><text:span text:style-name="T2">2021</text:span><text:span text:style-name="T2">년 </text:span><text:span text:style-name="T2">2</text:span><text:span text:style-name="T2">월 </text:span><text:span text:style-name="T2">25</text:span><text:span text:style-name="T2">일</text:span></text:p>
          </draw:text-box>
        </draw:frame>
        <draw:custom-shape draw:style-name="gr9" draw:text-style-name="P8" draw:layer="layout" svg:width="1cm" svg:height="1cm" svg:x="16.5cm" svg:y="0.7cm">
          <text:p text:style-name="P8">V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cm" svg:y="2.2cm">
          <text:p text:style-name="P5">적금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cm" svg:y="3.2cm">
          <text:p text:style-name="P5">관리비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cm" svg:y="4.2cm">
          <text:p text:style-name="P5">이번달 용돈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788cm" svg:height="0.962cm" svg:x="14.5cm" svg:y="2.39cm">
          <draw:text-box>
            <text:p>150,000</text:p>
          </draw:text-box>
        </draw:frame>
        <draw:frame draw:style-name="gr11" draw:text-style-name="P1" draw:layer="layout" svg:width="2.788cm" svg:height="0.962cm" svg:x="14.5cm" svg:y="3.352cm">
          <draw:text-box>
            <text:p>130,000</text:p>
          </draw:text-box>
        </draw:frame>
        <draw:custom-shape draw:style-name="gr7" draw:text-style-name="P6" draw:layer="layout" svg:width="8cm" svg:height="1cm" svg:x="9.5cm" svg:y="5.2cm">
          <text:p text:style-name="P5">아이스크림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.788cm" svg:height="0.962cm" svg:x="14.5cm" svg:y="4.314cm">
          <draw:text-box>
            <text:p><text:span text:style-name="T11">250,000</text:span></text:p>
          </draw:text-box>
        </draw:frame>
        <draw:frame draw:style-name="gr12" draw:text-style-name="P1" draw:layer="layout" svg:width="2.085cm" svg:height="0.962cm" svg:x="15cm" svg:y="5.276cm">
          <draw:text-box>
            <text:p>1,500</text:p>
          </draw:text-box>
        </draw:frame>
        <draw:frame draw:style-name="gr13" draw:text-style-name="P21" draw:layer="layout" svg:width="2.437cm" svg:height="0.962cm" svg:x="14.796cm" svg:y="6.238cm">
          <draw:text-box>
            <text:p><text:span text:style-name="T11">50,000</text:span></text:p>
          </draw:text-box>
        </draw:frame>
        <draw:custom-shape draw:style-name="gr7" draw:text-style-name="P6" draw:layer="layout" svg:width="8cm" svg:height="1cm" svg:x="9.5cm" svg:y="7.2cm">
          <text:p text:style-name="P5">...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cm" svg:height="0.9cm" svg:x="9.7cm" svg:y="11.6cm">
          <text:p text:style-name="P17"><text:span text:style-name="T9">Yesterday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9cm" svg:x="12.6cm" svg:y="11.6cm">
          <text:p text:style-name="P17"><text:span text:style-name="T9">Today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cm" svg:height="0.9cm" svg:x="14.9cm" svg:y="11.6cm">
          <text:p text:style-name="P17"><text:span text:style-name="T9">Tomorrow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cm" svg:y="12.6cm">
          <text:p text:style-name="P17"><text:span text:style-name="T9">입력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cm" svg:y="13.7cm">
          <text:p text:style-name="P17"><text:span text:style-name="T9">닫기</text:span></text:p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4.65cm" svg:height="1.715cm" svg:x="1.437cm" svg:y="1.501cm">
          <draw:text-box>
            <text:p>Main 화면</text:p>
            <text:p>- 특정 날짜선택</text:p>
          </draw:text-box>
        </draw:frame>
        <draw:custom-shape draw:style-name="gr27" draw:text-style-name="P22" xml:id="id2" draw:id="id2" draw:layer="layout" svg:width="0.7cm" svg:height="0.7cm" svg:x="12.501cm" svg:y="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" xml:id="id1" draw:id="id1" draw:layer="layout" svg:width="8.905cm" svg:height="2.447cm" svg:x="18.595cm" svg:y="1.053cm">
          <draw:text-box>
            <text:p>1. 현재 확인중인 날짜를 누르면</text:p>
            <text:p>다른 날짜를 선택할 수 있는</text:p>
            <text:p>달력이 표시됨.</text:p>
          </draw:text-box>
        </draw:frame>
        <draw:connector draw:style-name="gr35" draw:text-style-name="P23" draw:layer="layout" draw:type="line" svg:x1="18.595cm" svg:y1="2.276cm" svg:x2="13.201cm" svg:y2="1.251cm" draw:start-shape="id1" draw:start-glue-point="3" draw:end-shape="id2" draw:end-glue-point="10" svg:d="M18595 2276l-5394-1025" svg:viewBox="0 0 5395 1026">
          <text:p/>
        </draw:connector>
        <draw:custom-shape draw:style-name="gr36" draw:text-style-name="P28" draw:layer="layout" svg:width="8cm" svg:height="6.5cm" svg:x="19cm" svg:y="4.5cm">
          <text:p/>
          <draw:enhanced-geometry svg:viewBox="0 0 21600 21600" draw:type="rectangle" draw:enhanced-path="M 0 0 L 21600 0 21600 21600 0 21600 0 0 Z N"/>
        </draw:custom-shape>
        <draw:frame draw:style-name="gr37" draw:text-style-name="P30" draw:layer="layout" svg:width="6.86cm" svg:height="5.719cm" svg:x="19.5cm" svg:y="4.781cm">
          <draw:text-box>
            <text:p><text:span text:style-name="T15">2021</text:span></text:p>
            <text:p><text:span text:style-name="T15">2</text:span><text:span text:style-name="T15">월 </text:span><text:span text:style-name="T15">25</text:span><text:span text:style-name="T15">일 </text:span><text:span text:style-name="T15">(</text:span><text:span text:style-name="T15">목</text:span><text:span text:style-name="T15">)</text:span></text:p>
            <text:p><text:span text:style-name="T15"/></text:p>
            <text:p><text:span text:style-name="T15">&lt; <text:s text:c="10"/>2021</text:span><text:span text:style-name="T15">년 </text:span><text:span text:style-name="T15">2</text:span><text:span text:style-name="T15">월 <text:s text:c="9"/></text:span><text:span text:style-name="T15">&gt;</text:span></text:p>
            <text:p><text:span text:style-name="T15">일 <text:s text:c="2"/>월 <text:s text:c="2"/>화 <text:s text:c="2"/>수 <text:s text:c="2"/>목 <text:s text:c="2"/>금 <text:s text:c="2"/>토</text:span></text:p>
            <text:p><text:span text:style-name="T15"/></text:p>
            <text:p><text:span text:style-name="T15">…</text:span></text:p>
            <text:p><text:span text:style-name="T15"/></text:p>
            <text:p text:style-name="P29"><text:span text:style-name="T15">취소 확인</text:span></text:p>
          </draw:text-box>
        </draw:frame>
        <draw:frame draw:style-name="gr38" draw:text-style-name="P31" draw:layer="layout" svg:width="4.439cm" svg:height="0.725cm" svg:x="19.061cm" svg:y="10.275cm">
          <draw:text-box>
            <text:p><text:span text:style-name="T9">DatePicker (Android)</text:span></text:p>
          </draw:text-box>
        </draw:frame>
        <draw:frame draw:style-name="gr39" draw:text-style-name="P1" draw:layer="layout" svg:width="6.827cm" svg:height="2.447cm" svg:x="18.991cm" svg:y="12cm">
          <draw:text-box>
            <text:p>2. 날짜를 선택하면</text:p>
            <text:p>해당되는 날짜의 내용을</text:p>
            <text:p>리스트에 보여줌.</text:p>
          </draw:text-box>
        </draw:frame>
        <draw:frame draw:style-name="gr32" draw:text-style-name="P13" draw:layer="layout" svg:width="2.648cm" svg:height="0.861cm" svg:x="12.5cm" svg:y="8.362cm">
          <draw:text-box>
            <text:p><text:span text:style-name="T5">오늘 지출</text:span></text:p>
          </draw:text-box>
        </draw:frame>
        <draw:frame draw:style-name="gr15" draw:text-style-name="P13" draw:layer="layout" svg:width="2.386cm" svg:height="0.861cm" svg:x="12.762cm" svg:y="9.823cm">
          <draw:text-box>
            <text:p><text:span text:style-name="T5">2</text:span><text:span text:style-name="T5">월 지출</text:span></text:p>
          </draw:text-box>
        </draw:frame>
        <draw:frame draw:style-name="gr15" draw:text-style-name="P13" draw:layer="layout" svg:width="2.386cm" svg:height="0.861cm" svg:x="12.761cm" svg:y="9.101cm">
          <draw:text-box>
            <text:p><text:span text:style-name="T5">2</text:span><text:span text:style-name="T5">월 수입</text:span></text:p>
          </draw:text-box>
        </draw:frame>
        <draw:frame draw:style-name="gr16" draw:text-style-name="P13" draw:layer="layout" svg:width="2.623cm" svg:height="0.861cm" svg:x="12.725cm" svg:y="10.54cm">
          <draw:text-box>
            <text:p><text:span text:style-name="T5">2</text:span><text:span text:style-name="T5">월 잔액</text:span></text:p>
          </draw:text-box>
        </draw:frame>
        <draw:frame draw:style-name="gr17" draw:text-style-name="P26" draw:layer="layout" svg:width="2.153cm" svg:height="0.763cm" svg:x="15.212cm" svg:y="8.362cm">
          <draw:text-box>
            <text:p><text:span text:style-name="T13">281,500</text:span></text:p>
          </draw:text-box>
        </draw:frame>
        <draw:frame draw:style-name="gr17" draw:text-style-name="P27" draw:layer="layout" svg:width="2.153cm" svg:height="0.763cm" svg:x="15.212cm" svg:y="9.096cm">
          <draw:text-box>
            <text:p><text:span text:style-name="T14">292,000</text:span></text:p>
          </draw:text-box>
        </draw:frame>
        <draw:frame draw:style-name="gr17" draw:text-style-name="P16" draw:layer="layout" svg:width="2.153cm" svg:height="0.763cm" svg:x="15.214cm" svg:y="9.831cm">
          <draw:text-box>
            <text:p><text:span text:style-name="T8">360,000</text:span></text:p>
          </draw:text-box>
        </draw:frame>
        <draw:frame draw:style-name="gr18" draw:text-style-name="P16" draw:layer="layout" svg:width="1.899cm" svg:height="0.763cm" svg:x="15.515cm" svg:y="10.565cm">
          <draw:text-box>
            <text:p><text:span text:style-name="T8">68,000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" draw:text-style-name="P2" draw:layer="layout" svg:width="8cm" svg:height="14cm" svg:x="9.501cm" svg:y="0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01cm" svg:y="6.2cm">
          <text:p text:style-name="P5"><text:s text:c="5"/>지난달 남은 것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108cm" svg:height="0.983cm" svg:x="9.501cm" svg:y="0.717cm">
          <draw:text-box>
            <text:p><text:span text:style-name="T2">2021</text:span><text:span text:style-name="T2">년 </text:span><text:span text:style-name="T2">2</text:span><text:span text:style-name="T2">월 </text:span><text:span text:style-name="T2">25</text:span><text:span text:style-name="T2">일</text:span></text:p>
          </draw:text-box>
        </draw:frame>
        <draw:custom-shape draw:style-name="gr9" draw:text-style-name="P8" draw:layer="layout" svg:width="1cm" svg:height="1cm" svg:x="16.501cm" svg:y="0.7cm">
          <text:p text:style-name="P8">V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cm" svg:height="1cm" svg:x="15.001cm" svg:y="0.7cm">
          <text:p text:style-name="P8">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01cm" svg:y="2.2cm">
          <text:p text:style-name="P5"><text:s text:c="5"/>적금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01cm" svg:y="3.2cm">
          <text:p text:style-name="P5"><text:s text:c="5"/>관리비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cm" svg:height="1cm" svg:x="9.501cm" svg:y="4.2cm">
          <text:p text:style-name="P5"><text:s text:c="5"/>이번달 용돈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788cm" svg:height="0.962cm" svg:x="14.501cm" svg:y="2.39cm">
          <draw:text-box>
            <text:p>150,000</text:p>
          </draw:text-box>
        </draw:frame>
        <draw:frame draw:style-name="gr11" draw:text-style-name="P1" draw:layer="layout" svg:width="2.788cm" svg:height="0.962cm" svg:x="14.501cm" svg:y="3.352cm">
          <draw:text-box>
            <text:p>130,000</text:p>
          </draw:text-box>
        </draw:frame>
        <draw:custom-shape draw:style-name="gr7" draw:text-style-name="P6" draw:layer="layout" svg:width="8cm" svg:height="1cm" svg:x="9.501cm" svg:y="5.2cm">
          <text:p text:style-name="P5"><text:s text:c="5"/>아이스크림</text:p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.788cm" svg:height="0.962cm" svg:x="14.501cm" svg:y="4.314cm">
          <draw:text-box>
            <text:p><text:span text:style-name="T11">250,000</text:span></text:p>
          </draw:text-box>
        </draw:frame>
        <draw:frame draw:style-name="gr12" draw:text-style-name="P1" draw:layer="layout" svg:width="2.085cm" svg:height="0.962cm" svg:x="15.001cm" svg:y="5.276cm">
          <draw:text-box>
            <text:p>1,500</text:p>
          </draw:text-box>
        </draw:frame>
        <draw:frame draw:style-name="gr13" draw:text-style-name="P21" draw:layer="layout" svg:width="2.437cm" svg:height="0.962cm" svg:x="14.797cm" svg:y="6.238cm">
          <draw:text-box>
            <text:p><text:span text:style-name="T11">50,000</text:span></text:p>
          </draw:text-box>
        </draw:frame>
        <draw:custom-shape draw:style-name="gr7" draw:text-style-name="P6" draw:layer="layout" svg:width="8cm" svg:height="1cm" svg:x="9.501cm" svg:y="7.2cm">
          <text:p text:style-name="P5"><text:s text:c="5"/>...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cm" svg:height="0.9cm" svg:x="9.701cm" svg:y="11.6cm">
          <text:p text:style-name="P17"><text:span text:style-name="T9">Yesterday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cm" svg:height="0.9cm" svg:x="12.601cm" svg:y="11.6cm">
          <text:p text:style-name="P17"><text:span text:style-name="T9">Today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2.5cm" svg:height="0.9cm" svg:x="14.901cm" svg:y="11.6cm">
          <text:p text:style-name="P17"><text:span text:style-name="T9">Tomorrow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01cm" svg:y="12.6cm">
          <text:p text:style-name="P17"><text:span text:style-name="T9">입력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01cm" svg:y="13.7cm">
          <text:p text:style-name="P17"><text:span text:style-name="T9">닫기</text:span></text:p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3.245cm" svg:height="1.715cm" svg:x="1.436cm" svg:y="1.5cm">
          <draw:text-box>
            <text:p>Main 화면</text:p>
            <text:p>- 삭제</text:p>
          </draw:text-box>
        </draw:frame>
        <draw:custom-shape draw:style-name="gr27" draw:text-style-name="P22" xml:id="id4" draw:id="id4" draw:layer="layout" svg:width="0.7cm" svg:height="0.7cm" svg:x="16.8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2" draw:layer="layout" svg:width="0.5cm" svg:height="0.5cm" svg:x="9.8cm" svg:y="2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5cm" svg:height="0.5cm" svg:x="9.8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5cm" svg:height="0.5cm" svg:x="9.8cm" svg:y="4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5cm" svg:height="0.5cm" svg:x="9.8cm" svg:y="5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5cm" svg:height="0.5cm" svg:x="9.8cm" svg:y="6.5cm">
          <text:p/>
          <draw:enhanced-geometry svg:viewBox="0 0 21600 21600" draw:type="rectangle" draw:enhanced-path="M 0 0 L 21600 0 21600 21600 0 21600 0 0 Z N"/>
        </draw:custom-shape>
        <draw:frame draw:style-name="gr42" draw:text-style-name="P1" xml:id="id3" draw:id="id3" draw:layer="layout" svg:width="8.8cm" svg:height="3.911cm" svg:x="19.092cm" svg:y="0.553cm">
          <draw:text-box>
            <text:p>1. ‘V’를 누르면,</text:p>
            <text:p>항목을 선택할 수 있는</text:p>
            <text:p>옵션과 삭제 메뉴 ‘D’</text:p>
            <text:p>가 표시됨.</text:p>
            <text:p>(또는 항목 하나를 길게 누르면)</text:p>
          </draw:text-box>
        </draw:frame>
        <draw:connector draw:style-name="gr43" draw:text-style-name="P33" draw:layer="layout" draw:type="line" svg:x1="19.092cm" svg:y1="2.508cm" svg:x2="17.501cm" svg:y2="1.35cm" draw:start-shape="id3" draw:start-glue-point="3" draw:end-shape="id4" draw:end-glue-point="10" svg:d="M19092 2508l-1591-1158" svg:viewBox="0 0 1592 1159">
          <text:p/>
        </draw:connector>
        <draw:frame draw:style-name="gr44" draw:text-style-name="P1" draw:layer="layout" svg:width="8.308cm" svg:height="3.179cm" svg:x="19cm" svg:y="4.821cm">
          <draw:text-box>
            <text:p>2. 삭제할 항목 선택 후</text:p>
            <text:p>‘D’ 버튼을 누름</text:p>
            <text:p/>
            <text:p>3. 삭제 확인 다이얼로그 표시</text:p>
          </draw:text-box>
        </draw:frame>
        <draw:custom-shape draw:style-name="gr45" draw:text-style-name="P34" draw:layer="layout" svg:width="7.5cm" svg:height="3cm" svg:x="19.5cm" svg:y="9.1cm">
          <text:p/>
          <draw:enhanced-geometry svg:viewBox="0 0 21600 21600" draw:type="rectangle" draw:enhanced-path="M 0 0 L 21600 0 21600 21600 0 21600 0 0 Z N"/>
        </draw:custom-shape>
        <draw:frame draw:style-name="gr46" draw:text-style-name="P25" draw:layer="layout" svg:width="7.458cm" svg:height="3.271cm" svg:x="19.542cm" svg:y="9.1cm">
          <draw:text-box>
            <text:p><text:span text:style-name="T12">아이템 삭제</text:span></text:p>
            <text:p><text:span text:style-name="T12">1 </text:span><text:span text:style-name="T12">개 아이템을 삭제하시겠습니까</text:span><text:span text:style-name="T12">?</text:span></text:p>
            <text:p/>
            <text:p text:style-name="P29"><text:span text:style-name="T12">취소 삭제</text:span></text:p>
          </draw:text-box>
        </draw:frame>
        <draw:frame draw:style-name="gr32" draw:text-style-name="P13" draw:layer="layout" svg:width="2.648cm" svg:height="0.861cm" svg:x="12.5cm" svg:y="8.362cm">
          <draw:text-box>
            <text:p><text:span text:style-name="T5">오늘 지출</text:span></text:p>
          </draw:text-box>
        </draw:frame>
        <draw:frame draw:style-name="gr15" draw:text-style-name="P13" draw:layer="layout" svg:width="2.386cm" svg:height="0.861cm" svg:x="12.762cm" svg:y="9.823cm">
          <draw:text-box>
            <text:p><text:span text:style-name="T5">2</text:span><text:span text:style-name="T5">월 지출</text:span></text:p>
          </draw:text-box>
        </draw:frame>
        <draw:frame draw:style-name="gr15" draw:text-style-name="P13" draw:layer="layout" svg:width="2.386cm" svg:height="0.861cm" svg:x="12.761cm" svg:y="9.101cm">
          <draw:text-box>
            <text:p><text:span text:style-name="T5">2</text:span><text:span text:style-name="T5">월 수입</text:span></text:p>
          </draw:text-box>
        </draw:frame>
        <draw:frame draw:style-name="gr16" draw:text-style-name="P13" draw:layer="layout" svg:width="2.623cm" svg:height="0.861cm" svg:x="12.725cm" svg:y="10.54cm">
          <draw:text-box>
            <text:p><text:span text:style-name="T5">2</text:span><text:span text:style-name="T5">월 잔액</text:span></text:p>
          </draw:text-box>
        </draw:frame>
        <draw:frame draw:style-name="gr17" draw:text-style-name="P26" draw:layer="layout" svg:width="2.153cm" svg:height="0.763cm" svg:x="15.212cm" svg:y="8.362cm">
          <draw:text-box>
            <text:p><text:span text:style-name="T13">281,500</text:span></text:p>
          </draw:text-box>
        </draw:frame>
        <draw:frame draw:style-name="gr17" draw:text-style-name="P27" draw:layer="layout" svg:width="2.153cm" svg:height="0.763cm" svg:x="15.212cm" svg:y="9.096cm">
          <draw:text-box>
            <text:p><text:span text:style-name="T14">292,000</text:span></text:p>
          </draw:text-box>
        </draw:frame>
        <draw:frame draw:style-name="gr17" draw:text-style-name="P16" draw:layer="layout" svg:width="2.153cm" svg:height="0.763cm" svg:x="15.214cm" svg:y="9.831cm">
          <draw:text-box>
            <text:p><text:span text:style-name="T8">360,000</text:span></text:p>
          </draw:text-box>
        </draw:frame>
        <draw:frame draw:style-name="gr18" draw:text-style-name="P16" draw:layer="layout" svg:width="1.899cm" svg:height="0.763cm" svg:x="15.515cm" svg:y="10.565cm">
          <draw:text-box>
            <text:p><text:span text:style-name="T8">68,000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" draw:text-style-name="P2" draw:layer="layout" svg:width="8cm" svg:height="14cm" svg:x="9.5cm" svg:y="0.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3.6cm" svg:height="0.9cm" svg:x="9.9cm" svg:y="12.6cm">
          <text:p text:style-name="P17"><text:span text:style-name="T9">수입으로 입력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7.3cm" svg:height="0.9cm" svg:x="9.9cm" svg:y="13.7cm">
          <text:p text:style-name="P17"><text:span text:style-name="T9">닫기</text:span></text:p>
          <draw:enhanced-geometry svg:viewBox="0 0 21600 21600" draw:type="rectangle" draw:enhanced-path="M 0 0 L 21600 0 21600 21600 0 21600 0 0 Z N"/>
        </draw:custom-shape>
        <draw:frame draw:style-name="gr48" draw:text-style-name="P1" draw:layer="layout" svg:width="3.067cm" svg:height="0.983cm" svg:x="1.436cm" svg:y="1.501cm">
          <draw:text-box>
            <text:p>입력 화면</text:p>
          </draw:text-box>
        </draw:frame>
        <draw:frame draw:style-name="gr49" draw:text-style-name="P1" draw:layer="layout" svg:width="1.696cm" svg:height="0.983cm" svg:x="9.804cm" svg:y="2.017cm">
          <draw:text-box>
            <text:p>항목</text:p>
          </draw:text-box>
        </draw:frame>
        <draw:custom-shape draw:style-name="gr50" draw:text-style-name="P24" draw:layer="layout" svg:width="5cm" svg:height="1cm" svg:x="12cm" svg:y="2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1.696cm" svg:height="0.983cm" svg:x="9.805cm" svg:y="3.317cm">
          <draw:text-box>
            <text:p>금액</text:p>
          </draw:text-box>
        </draw:frame>
        <draw:custom-shape draw:style-name="gr50" draw:text-style-name="P24" draw:layer="layout" svg:width="5cm" svg:height="1cm" svg:x="12.001cm" svg:y="3.3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1.696cm" svg:height="0.983cm" svg:x="9.806cm" svg:y="4.517cm">
          <draw:text-box>
            <text:p>메모</text:p>
          </draw:text-box>
        </draw:frame>
        <draw:custom-shape draw:style-name="gr50" draw:text-style-name="P24" draw:layer="layout" svg:width="5cm" svg:height="1cm" svg:x="12.002cm" svg:y="4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3.6cm" svg:height="0.9cm" svg:x="13.7cm" svg:y="12.6cm">
          <text:p text:style-name="P17"><text:span text:style-name="T9">지출로 입력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2Coding1" svg:font-family="D2Coding" style:font-family-generic="modern"/>
    <style:font-face style:name="Arial Unicode MS1" svg:font-family="'Arial Unicode MS'" style:font-family-generic="modern" style:font-pitch="variable"/>
    <style:font-face style:name="D2Coding" svg:font-family="D2Coding" style:font-family-generic="modern" style:font-pitch="variable"/>
    <style:font-face style:name="Liberation Sans1" svg:font-family="'Liberation Sans'" style:font-family-generic="modern" style:font-pitch="variable"/>
    <style:font-face style:name="나눔고딕1" svg:font-family="나눔고딕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명조" svg:font-family="나눔명조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나눔고딕" style:font-family-asian="나눔고딕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" style:font-family-asian="나눔고딕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25T23:30:54.014598372</meta:creation-date>
    <dc:date>2021-12-18T16:20:01.728001312</dc:date>
    <meta:editing-duration>PT4H21M1S</meta:editing-duration>
    <meta:editing-cycles>32</meta:editing-cycles>
    <meta:generator>LibreOffice/7.1.0.3$MacOSX_X86_64 LibreOffice_project/f6099ecf3d29644b5008cc8f48f42f4a40986e4c</meta:generator>
    <meta:document-statistic meta:object-count="190"/>
  </office:meta>
</office:document-meta>
</file>